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ystem" style:font-pitch="variable"/>
    <style:font-face style:name="Arial2" svg:font-family="Arial" style:font-family-generic="swiss" style:font-pitch="variable"/>
    <style:font-face style:name="Arial3"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48237" officeooo:paragraph-rsid="00148237"/>
    </style:style>
    <style:style style:name="P2" style:family="paragraph" style:parent-style-name="Standard">
      <style:text-properties fo:font-size="13pt" officeooo:rsid="00148237" officeooo:paragraph-rsid="00148237" style:font-size-asian="13pt" style:font-size-complex="13pt"/>
    </style:style>
    <style:style style:name="P3" style:family="paragraph" style:parent-style-name="Standard">
      <style:text-properties fo:font-size="13pt" officeooo:rsid="0016b8cf" officeooo:paragraph-rsid="0016b8cf" style:font-size-asian="13pt" style:font-size-complex="13pt"/>
    </style:style>
    <style:style style:name="P4" style:family="paragraph" style:parent-style-name="Standard">
      <style:text-properties fo:font-size="13pt" officeooo:rsid="001adb79" officeooo:paragraph-rsid="001adb79" style:font-size-asian="13pt" style:font-size-complex="13pt"/>
    </style:style>
    <style:style style:name="P5" style:family="paragraph" style:parent-style-name="Standard">
      <style:text-properties fo:font-size="13pt" officeooo:rsid="001bb2a4" officeooo:paragraph-rsid="001bb2a4" style:font-size-asian="13pt" style:font-size-complex="13pt"/>
    </style:style>
    <style:style style:name="P6" style:family="paragraph" style:parent-style-name="Standard">
      <style:text-properties fo:font-size="13pt" officeooo:rsid="001cc347" officeooo:paragraph-rsid="001cc347" style:font-size-asian="13pt" style:font-size-complex="13pt"/>
    </style:style>
    <style:style style:name="P7" style:family="paragraph" style:parent-style-name="Standard">
      <style:text-properties fo:font-size="13pt" officeooo:rsid="0020b8c6" officeooo:paragraph-rsid="0020b8c6" style:font-size-asian="13pt" style:font-size-complex="13pt"/>
    </style:style>
    <style:style style:name="P8" style:family="paragraph" style:parent-style-name="Standard">
      <style:text-properties fo:font-size="13pt" officeooo:rsid="002396a4" officeooo:paragraph-rsid="002396a4" style:font-size-asian="13pt" style:font-size-complex="13pt"/>
    </style:style>
    <style:style style:name="P9" style:family="paragraph" style:parent-style-name="Standard">
      <style:text-properties fo:font-size="13pt" officeooo:rsid="0025d118" officeooo:paragraph-rsid="002a0f1c" style:font-size-asian="13pt" style:font-size-complex="13pt"/>
    </style:style>
    <style:style style:name="P10" style:family="paragraph" style:parent-style-name="Standard">
      <style:text-properties fo:font-size="13pt" officeooo:rsid="0025d118" officeooo:paragraph-rsid="002b563a" style:font-size-asian="13pt" style:font-size-complex="13pt"/>
    </style:style>
    <style:style style:name="P11" style:family="paragraph" style:parent-style-name="Standard">
      <style:text-properties fo:font-size="13pt" officeooo:rsid="002daf6d" officeooo:paragraph-rsid="002daf6d" style:font-size-asian="13pt" style:font-size-complex="13pt"/>
    </style:style>
    <style:style style:name="P12" style:family="paragraph" style:parent-style-name="Text_20_body">
      <style:paragraph-properties fo:margin-top="0.423cm" fo:margin-bottom="0cm" style:contextual-spacing="false" fo:line-height="120%" style:writing-mode="lr-tb"/>
      <style:text-properties fo:font-variant="normal" fo:text-transform="none" fo:color="#000000" loext:opacity="100%" style:text-line-through-style="none" style:text-line-through-type="none" style:font-name="Arial2" fo:font-size="12pt" fo:font-style="normal" style:text-underline-style="none" fo:font-weight="normal" style:text-blinking="false" fo:background-color="transparent" style:font-size-asian="12pt" style:font-size-complex="12pt"/>
    </style:style>
    <style:style style:name="P13" style:family="paragraph" style:parent-style-name="Text_20_body">
      <style:text-properties fo:font-variant="normal" fo:text-transform="none" fo:color="#000000" loext:opacity="100%" style:text-line-through-style="none" style:text-line-through-type="none" style:font-name="Arial2" fo:font-size="12pt" fo:font-style="normal" style:text-underline-style="none" fo:font-weight="normal" officeooo:paragraph-rsid="003017c0" style:text-blinking="false" fo:background-color="transparent" style:font-size-asian="12pt" style:font-size-complex="12pt"/>
    </style:style>
    <style:style style:name="P14" style:family="paragraph" style:parent-style-name="Text_20_body">
      <style:text-properties style:font-name="Arial2" fo:font-size="12pt" fo:font-weight="normal" style:font-size-asian="12pt" style:font-size-complex="12pt"/>
    </style:style>
    <style:style style:name="P15" style:family="paragraph" style:parent-style-name="Text_20_body">
      <style:paragraph-properties fo:margin-top="0.423cm" fo:margin-bottom="0cm" style:contextual-spacing="false" fo:line-height="120%" style:writing-mode="lr-tb"/>
      <style:text-properties style:font-name="Arial2" fo:font-size="12pt" fo:font-weight="normal" style:font-size-asian="12pt" style:font-size-complex="12pt"/>
    </style:style>
    <style:style style:name="P16" style:family="paragraph" style:parent-style-name="Text_20_body">
      <style:paragraph-properties fo:margin-top="0.423cm" fo:margin-bottom="0cm" style:contextual-spacing="false" fo:line-height="120%" style:writing-mode="lr-tb"/>
      <style:text-properties style:font-name="Arial2" fo:font-size="12pt" fo:font-weight="normal" officeooo:paragraph-rsid="003017c0" style:font-size-asian="12pt" style:font-size-complex="12pt"/>
    </style:style>
    <style:style style:name="T1" style:family="text">
      <style:text-properties officeooo:rsid="00155129"/>
    </style:style>
    <style:style style:name="T2" style:family="text">
      <style:text-properties officeooo:rsid="00187574"/>
    </style:style>
    <style:style style:name="T3" style:family="text">
      <style:text-properties officeooo:rsid="0019efd5"/>
    </style:style>
    <style:style style:name="T4" style:family="text">
      <style:text-properties officeooo:rsid="001bb2a4"/>
    </style:style>
    <style:style style:name="T5" style:family="text">
      <style:text-properties fo:font-style="italic" style:font-style-asian="italic" style:font-style-complex="italic"/>
    </style:style>
    <style:style style:name="T6" style:family="text">
      <style:text-properties fo:font-style="italic" officeooo:rsid="002a0f1c" style:font-style-asian="italic" style:font-style-complex="italic"/>
    </style:style>
    <style:style style:name="T7" style:family="text">
      <style:text-properties fo:font-style="italic" officeooo:rsid="0029769f"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d6cbe" style:font-style-asian="normal" style:font-style-complex="normal"/>
    </style:style>
    <style:style style:name="T10" style:family="text">
      <style:text-properties fo:font-style="normal" officeooo:rsid="0020b8c6" style:font-style-asian="normal" style:font-style-complex="normal"/>
    </style:style>
    <style:style style:name="T11" style:family="text">
      <style:text-properties fo:font-style="normal" officeooo:rsid="0027cd08" style:font-style-asian="normal" style:font-style-complex="normal"/>
    </style:style>
    <style:style style:name="T12" style:family="text">
      <style:text-properties fo:font-style="normal" officeooo:rsid="0029769f" style:font-style-asian="normal" style:font-style-complex="normal"/>
    </style:style>
    <style:style style:name="T13" style:family="text">
      <style:text-properties fo:font-style="normal" officeooo:rsid="002a0f1c" style:font-style-asian="normal" style:font-style-complex="normal"/>
    </style:style>
    <style:style style:name="T14" style:family="text">
      <style:text-properties fo:font-style="normal" officeooo:rsid="002b563a" style:font-style-asian="normal" style:font-style-complex="normal"/>
    </style:style>
    <style:style style:name="T15" style:family="text">
      <style:text-properties fo:font-style="normal" officeooo:rsid="002c0c13" style:font-style-asian="normal" style:font-style-complex="normal"/>
    </style:style>
    <style:style style:name="T16" style:family="text">
      <style:text-properties fo:font-style="normal" officeooo:rsid="002f45fe" style:font-style-asian="normal" style:font-style-complex="normal"/>
    </style:style>
    <style:style style:name="T17" style:family="text">
      <style:text-properties fo:font-style="normal" officeooo:rsid="002ff37d" style:font-style-asian="normal" style:font-style-complex="normal"/>
    </style:style>
    <style:style style:name="T18" style:family="text">
      <style:text-properties fo:font-variant="normal" fo:text-transform="none" fo:color="#000000" loext:opacity="100%" style:text-line-through-style="none" style:text-line-through-type="none" style:font-name="Arial" fo:font-size="13pt" fo:font-style="normal" style:text-underline-style="none" style:text-blinking="false" fo:background-color="transparent" loext:char-shading-value="0"/>
    </style:style>
    <style:style style:name="T19" style:family="text">
      <style:text-properties fo:font-variant="normal" fo:text-transform="none" fo:color="#000000" loext:opacity="100%" style:text-line-through-style="none" style:text-line-through-type="none" style:font-name="Arial" fo:font-size="13pt" fo:font-style="italic" style:text-underline-style="none" style:text-blinking="false" fo:background-color="transparent" loext:char-shading-value="0"/>
    </style:style>
    <style:style style:name="T20"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1" style:family="text">
      <style:text-properties fo:font-variant="normal" fo:text-transform="none" fo:color="#000000" loext:opacity="100%" style:text-line-through-style="none" style:text-line-through-type="none" fo:font-size="13pt" fo:font-style="normal" style:text-underline-style="none" style:text-blinking="false" fo:background-color="transparent" loext:char-shading-value="0"/>
    </style:style>
    <style:style style:name="T22" style:family="text">
      <style:text-properties fo:font-variant="normal" fo:text-transform="none" fo:color="#000000" loext:opacity="100%" style:text-line-through-style="none" style:text-line-through-type="none" fo:font-size="13pt" fo:font-style="italic" style:text-underline-style="none" style:text-blinking="false" fo:background-color="transparent" loext:char-shading-value="0"/>
    </style:style>
    <style:style style:name="T23"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24" style:family="text">
      <style:text-properties fo:font-variant="normal" fo:text-transform="none" fo:color="#000000" loext:opacity="100%" style:text-line-through-style="none" style:text-line-through-type="none" fo:font-style="normal" style:text-underline-style="none" officeooo:rsid="003067eb" style:text-blinking="false" fo:background-color="transparent" loext:char-shading-value="0"/>
    </style:style>
    <style:style style:name="T25"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style>
    <style:style style:name="T26" style:family="text">
      <style:text-properties officeooo:rsid="002ff37d" style:font-style-asian="normal" style:font-style-complex="normal"/>
    </style:style>
    <style:style style:name="T27" style:family="text">
      <style:text-properties officeooo:rsid="003017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bookmark text:name="docs-internal-guid-7bceb6fc-7fff-c1e8-45ad-520d81278cee"/><text:span text:style-name="T26">La maison est un monument qui nous permet de voyager dans le temps et à différentes époques. Elle permet de se sentir en sécurité et à l’abri de l’extérieur. </text:span>Le dossier nous parle de la représentation de la maison et de sa valeur affective.</text:p>
      <text:p text:style-name="P13">En effet, nous pouvons nous poser la question suivante : Est-ce que notre maison représente ce que nous sommes dans la réalité ?</text:p>
      <text:p text:style-name="P13">Nous verrons dans un premier temps si la maison nous ressemble puis nous analyserons si ce n'est pas au contraire nos affaires qui nous représentent.</text:p>
      <text:p text:style-name="P14"><text:line-break/></text:p>
      <text:p text:style-name="P16"><text:span text:style-name="T23">Notre maison est une zone de protection, de confort qui nous permet de nous développer. L’autrice Pascaline Messager dans son œuvre </text:span><text:span text:style-name="T25">Au temps de nos maisons</text:span><text:span text:style-name="T20"> </text:span><text:span text:style-name="T23">de 2021 met en évidence l’adjectif de carapace caractérisant notre maison. En effet, notre habitation est tout d’abord un cadre personnelle, intime avec notre famille et nous permet d’illustrer ce que nous sommes.Tout comme, le document 4 qui nous affirme que la maison nous définit, nous désigne ou encore nous renvoie à ce que nous sommes. Celui-ci rétorque en indiquant que la maison renvoie à ce que nous étions dans notre enfance, par exemple : les vieux jouets, des vieux vêtements ou encore notre chambre.</text:span></text:p>
      <text:p text:style-name="P16"><text:span text:style-name="T23">La maison est un musée qui représente ce que nous voulons montrer aux personnes étrangères à celle-ci. C’est ce que désigne une photographie du site Wikimedia commons, At Maison Lafitte à Mandeville, Lousiana aux Nouvelles Orléans. Cette image nous fait part de ce qui pourrait être un petit salon ou nous pouvons retrouver l’ameublement classique d’un salon actuel avec différents meubles comme des chaises, un petit canapé et au centre une petite table... Cette photographie peut représenter les goûts de la personne comme la décoration ou bien désigner un trait de caractère comme par exemple, une personne ordonnée car les objets à l’intérieur de la scène ne sont pas en désordre.</text:span></text:p>
      <text:p text:style-name="P14"><text:line-break/></text:p>
      <text:p text:style-name="P15"><text:span text:style-name="T23">Cependant, la maison ne pourrait être qu’un simple rangement ou nous stockerions les affaires qui nous représentent. C’est ce que nous pouvons voir dans l’œuvre de Maupassant </text:span><text:span text:style-name="T25">Une vie</text:span><text:span text:style-name="T20"> </text:span><text:span text:style-name="T23">de 1883 racontant l’histoire d’une mère de famille ruinée par son fils qui est contrainte de vendre la maison familiale. En effet, la mère se prénomme Jeanne, </text:span><text:span text:style-name="T24">qui </text:span><text:span text:style-name="T23">voyage de pièce en pièce pour pouvoir se rappeler différents souvenirs en fonction des meubles, affaires qui ont fait partie de sa vie. Elle hésitait souvent à choisir les meubles et les affaires qu’elle voulait prendre car elle lui rappelait tant de souvenirs comme lorsqu’elle vit une petite tasse de chine qu’elle avait fêlé un soir quelque jour avant son mariage.</text:span></text:p>
      <text:p text:style-name="P15"><text:span text:style-name="T23">Le document 3 soutient également la valeur affective de nos affaires. Elle explique la valeur des objets que nous manipulons. Par exemple, le déménagement d’un veuf après le décès de sa femme qui n’arriva pas à faire le tri dans ses affaires alors les voisines l’ont </text:span><text:soft-page-break/><text:span text:style-name="T23">fait à sa place. La valeur de nos affaires ne fait pas la valeur de notre foyer mais plus précisément sa valeur affective. Serge Trigoud dans son œuvre</text:span><text:span text:style-name="T20"> </text:span><text:span text:style-name="T25">Habiter : toute une histoire</text:span><text:span text:style-name="T20"> </text:span><text:span text:style-name="T23">de 2020 nous explique la manière dont une personne étrangère à notre environnement peut juger un objet qui lui semble normal contrairement à nous qui pensons à des souvenirs. Il indique comment nous conservons nos objets par rapport à notre valeur sentimentale. Et conclut en faisant part d’une pathologie appelée la syllogomanie dont les personnes atteintes n’ont pas le courage de se séparer de certains objets car ils ont le besoin de s’entourer d'objets familiers.</text:span></text:p>
      <text:p text:style-name="P14"><text:line-break/></text:p>
      <text:p text:style-name="P12">Nous avons pu voir dans une première partie si la maison nous ressemble et nous avons pu analyser si au contraire ce n’était pas nos affaires qui nous représenter. <text:span text:style-name="T27">P</text:span>our conclure, la maison nous permet de nous sentir chez soi et d’être en sécurité mais les affaires qui <text:s text:c="2"/>s'y trouvent nous permettent de nous représenter à travers eux.</text:p>
      <text:p text:style-name="Text_20_body"><text:line-break/></text:p>
      <text:p text:style-name="P10"><text:span text:style-name="T14"/></text:p>
      <text:p text:style-name="P10"><text:span text:style-name="T7"><text:s text:c="30"/></text:span></text:p>
      <text:p text:style-name="P8"><text:span text:style-name="T8"><text:s text:c="24"/></text:span></text:p>
      <text:p text:style-name="P1"><text:s text:c="17"/></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1" svg:font-family="Arial" style:font-family-generic="system" style:font-pitch="variable"/>
    <style:font-face style:name="Arial2" svg:font-family="Arial" style:font-family-generic="swiss" style:font-pitch="variable"/>
    <style:font-face style:name="Arial3"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1T13:14:06.272000000</meta:creation-date>
    <dc:date>2022-09-21T15:54:35.190000000</dc:date>
    <meta:editing-duration>PT1H36M5S</meta:editing-duration>
    <meta:editing-cycles>22</meta:editing-cycles>
    <meta:generator>LibreOffice/7.2.0.4$Windows_X86_64 LibreOffice_project/9a9c6381e3f7a62afc1329bd359cc48accb6435b</meta:generator>
    <meta:document-statistic meta:table-count="0" meta:image-count="0" meta:object-count="0" meta:page-count="2" meta:paragraph-count="15" meta:word-count="644" meta:character-count="3907" meta:non-whitespace-character-count="3194"/>
  </office:meta>
</office:document-meta>
</file>